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9cm"/>
    </style:style>
    <style:style style:name="co2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0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jm_planeta</text:p>
          </table:table-cell>
          <table:table-cell office:value-type="string">
            <text:p>orbita</text:p>
          </table:table-cell>
          <table:table-cell office:value-type="string">
            <text:p>velikost</text:p>
          </table:table-cell>
          <table:table-cell office:value-type="string">
            <text:p>druh</text:p>
          </table:table-cell>
        </table:table-row>
        <table:table-row table:style-name="ro1">
          <table:table-cell office:value-type="string">
            <text:p>x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x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9.01.2016</text:date>, <text:time>03:48:4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OpenOffice/4.1.1$Win32 OpenOffice.org_project/411m6$Build-9775</meta:generator>
  </office:meta>
</office:document-meta>
</file>